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84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7.4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4.62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>
            <text:p>Antrag BMBF</text:p>
          </table:table-cell>
          <table:table-cell office:value-type="string">
            <text:p>Marc (Uni Hamburg)</text:p>
          </table:table-cell>
          <table:table-cell office:value-type="string">
            <text:p>E35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PsyFaKo-App</text:p>
          </table:table-cell>
          <table:table-cell office:value-type="string">
            <text:p>Rick (Trier)</text:p>
          </table:table-cell>
          <table:table-cell office:value-type="string">
            <text:p>E36a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Versuchspersonenstunden</text:p>
          </table:table-cell>
          <table:table-cell office:value-type="string">
            <text:p>Fabian (Osnabrück)</text:p>
          </table:table-cell>
          <table:table-cell office:value-type="string">
            <text:p>E36b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Erasmus</text:p>
          </table:table-cell>
          <table:table-cell office:value-type="string">
            <text:p>Flo, Leo (Konstanz)</text:p>
          </table:table-cell>
          <table:table-cell office:value-type="string">
            <text:p>E37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8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>
            <text:p>Austausch Praktika</text:p>
          </table:table-cell>
          <table:table-cell office:value-type="string">
            <text:p>Tristan</text:p>
          </table:table-cell>
          <table:table-cell office:value-type="string">
            <text:p>E43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PiA-Gruppe: Einführung</text:p>
          </table:table-cell>
          <table:table-cell office:value-type="string">
            <text:p>Luisa, Estelle (Düsseldorf, Trier)</text:p>
          </table:table-cell>
          <table:table-cell office:value-type="string">
            <text:p>1.26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Antrag BMBF</text:p>
          </table:table-cell>
          <table:table-cell office:value-type="string">
            <text:p>Marc (Uni Hamburg)</text:p>
          </table:table-cell>
          <table:table-cell office:value-type="string">
            <text:p>E35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Vernetzung Fachschaften -digital-</text:p>
          </table:table-cell>
          <table:table-cell office:value-type="string">
            <text:p>Michi (Bamberg)</text:p>
          </table:table-cell>
          <table:table-cell office:value-type="string">
            <text:p>E36a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Schließung</text:p>
          </table:table-cell>
          <table:table-cell office:value-type="string">
            <text:p>Lara (Bremen)</text:p>
          </table:table-cell>
          <table:table-cell office:value-type="string">
            <text:p>E36b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7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8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43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PiA-Gruppe:</text:p>
          </table:table-cell>
          <table:table-cell office:value-type="string">
            <text:p>Luisa, Estelle (Düsseldorf, Trier)</text:p>
          </table:table-cell>
          <table:table-cell office:value-type="string">
            <text:p>1.26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Leistungsdruck -Studium-</text:p>
          </table:table-cell>
          <table:table-cell office:value-type="string">
            <text:p>Leo, Kathi (Hildesheim)</text:p>
          </table:table-cell>
          <table:table-cell office:value-type="string">
            <text:p>1.29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5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Seminarplatzvergabe</text:p>
          </table:table-cell>
          <table:table-cell office:value-type="string">
            <text:p>Diana (Bielefeld)</text:p>
          </table:table-cell>
          <table:table-cell office:value-type="string">
            <text:p>E36a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Auswahl Studienplatz (Bachelor)</text:p>
          </table:table-cell>
          <table:table-cell office:value-type="string">
            <text:p>Marius (Osnabrück)</text:p>
          </table:table-cell>
          <table:table-cell office:value-type="string">
            <text:p>E36b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Anwesenheitspflicht</text:p>
          </table:table-cell>
          <table:table-cell office:value-type="string">
            <text:p>Patrick (Bonn)</text:p>
          </table:table-cell>
          <table:table-cell office:value-type="string">
            <text:p>E37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8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43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PiA-Gruppe:</text:p>
          </table:table-cell>
          <table:table-cell office:value-type="string">
            <text:p>Luisa, Estelle (Düsseldorf, Trier)</text:p>
          </table:table-cell>
          <table:table-cell office:value-type="string">
            <text:p>1.26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Master</text:p>
          </table:table-cell>
          <table:table-cell office:value-type="string">
            <text:p>Felix (Hamburg)</text:p>
          </table:table-cell>
          <table:table-cell office:value-type="string">
            <text:p>1.29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Fachschaft -intern-</text:p>
          </table:table-cell>
          <table:table-cell office:value-type="string">
            <text:p>Lisa (Bielefeld)</text:p>
          </table:table-cell>
          <table:table-cell office:value-type="string">
            <text:p>1.30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Politisches Arbeiten</text:p>
          </table:table-cell>
          <table:table-cell office:value-type="string">
            <text:p>Hannah (Bielefeld)</text:p>
          </table:table-cell>
          <table:table-cell office:value-type="string">
            <text:p>E35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Wahlfach/ -modul</text:p>
          </table:table-cell>
          <table:table-cell office:value-type="string">
            <text:p>Marius (Osnabrück)</text:p>
          </table:table-cell>
          <table:table-cell office:value-type="string">
            <text:p>E36a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6b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7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8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PiA-Gruppe: Aktualisierung Postionspapiere</text:p>
          </table:table-cell>
          <table:table-cell office:value-type="string">
            <text:p>Rick (Trier)</text:p>
          </table:table-cell>
          <table:table-cell office:value-type="string">
            <text:p>E43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PiA-Gruppe:</text:p>
          </table:table-cell>
          <table:table-cell office:value-type="string">
            <text:p>Luisa, Estelle (Düsseldorf, Trier)</text:p>
          </table:table-cell>
          <table:table-cell office:value-type="string">
            <text:p>1.26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Master</text:p>
          </table:table-cell>
          <table:table-cell office:value-type="string">
            <text:p>Felix (Hamburg)</text:p>
          </table:table-cell>
          <table:table-cell office:value-type="string">
            <text:p>1.29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Verschlüsselung</text:p>
          </table:table-cell>
          <table:table-cell office:value-type="string">
            <text:p>Sören (Marburg)</text:p>
          </table:table-cell>
          <table:table-cell office:value-type="string">
            <text:p>1.30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5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Psycho-Olympiade</text:p>
          </table:table-cell>
          <table:table-cell office:value-type="string">
            <text:p>Gesa (Bielefeld)</text:p>
          </table:table-cell>
          <table:table-cell office:value-type="string">
            <text:p>E36a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6b</text:p>
          </table:table-cell>
          <table:table-cell office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7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8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43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PiA-Gruppe: Diskussion Frau Dr. Beneke (BptK&amp;DPT)</text:p>
          </table:table-cell>
          <table:table-cell office:value-type="string">
            <text:p>Luisa, Estelle (Düsseldorf, Trier)</text:p>
          </table:table-cell>
          <table:table-cell office:value-type="string">
            <text:p>1.26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Master</text:p>
          </table:table-cell>
          <table:table-cell office:value-type="string">
            <text:p>Felix (Hamburg)</text:p>
          </table:table-cell>
          <table:table-cell office:value-type="string">
            <text:p>1.29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Verschlüsselung</text:p>
          </table:table-cell>
          <table:table-cell office:value-type="string">
            <text:p>Sören (Marburg)</text:p>
          </table:table-cell>
          <table:table-cell office:value-type="string">
            <text:p>1.30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Streetworkout – 14 Uhr!</text:p>
          </table:table-cell>
          <table:table-cell office:value-type="string">
            <text:p>Jan (Marburg)</text:p>
          </table:table-cell>
          <table:table-cell office:value-type="string">
            <text:p>Vor 127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Politisches Arbeiten</text:p>
          </table:table-cell>
          <table:table-cell office:value-type="string">
            <text:p>Hannah (Bielefeld)</text:p>
          </table:table-cell>
          <table:table-cell office:value-type="string">
            <text:p>E35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>
            <text:p>Wiederholdung von Prüfungen</text:p>
          </table:table-cell>
          <table:table-cell office:value-type="string">
            <text:p>Giulia (Bonn)</text:p>
          </table:table-cell>
          <table:table-cell office:value-type="string">
            <text:p>E36a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6b</text:p>
          </table:table-cell>
          <table:table-cell office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7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>
            <text:p>test</text:p>
          </table:table-cell>
          <table:table-cell office:value-type="string">
            <text:p>testperson</text:p>
          </table:table-cell>
          <table:table-cell office:value-type="string">
            <text:p>E38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>
            <text:p>Einführung Rechtspsychologie</text:p>
          </table:table-cell>
          <table:table-cell office:value-type="string">
            <text:p>Haschiko (Kiel)</text:p>
          </table:table-cell>
          <table:table-cell office:value-type="string">
            <text:p>E43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>
            <text:p>PiA-Gruppe: </text:p>
          </table:table-cell>
          <table:table-cell office:value-type="string">
            <text:p>Luisa, Estelle (Düsseldorf, Trier)</text:p>
          </table:table-cell>
          <table:table-cell office:value-type="string">
            <text:p>1.26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>
            <text:p>Master</text:p>
          </table:table-cell>
          <table:table-cell office:value-type="string">
            <text:p>Felix (Hamburg)</text:p>
          </table:table-cell>
          <table:table-cell office:value-type="string">
            <text:p>1.29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WebTeam-Homepage</text:p>
          </table:table-cell>
          <table:table-cell office:value-type="string">
            <text:p>Ariane (Erfurt)</text:p>
          </table:table-cell>
          <table:table-cell office:value-type="string">
            <text:p>1.30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5-05-29T09:30:00+0100</text:p>
          </table:table-cell>
          <table:table-cell office:value-type="string">
            <text:p>2015-05-29T11:3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5-05-29T13:00:00+0100</text:p>
          </table:table-cell>
          <table:table-cell office:value-type="string">
            <text:p>2015-05-29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5-05-29T15:00:00+0100</text:p>
          </table:table-cell>
          <table:table-cell office:value-type="string">
            <text:p>2015-05-29T16:3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5-05-30T10:30:00+0100</text:p>
          </table:table-cell>
          <table:table-cell office:value-type="string">
            <text:p>2015-05-30T12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5-05-30T13:30:00+0100</text:p>
          </table:table-cell>
          <table:table-cell office:value-type="string">
            <text:p>2015-05-30T15:0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5-05-30T15:00:00+0100</text:p>
          </table:table-cell>
          <table:table-cell office:value-type="string">
            <text:p>2015-05-30T16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12:02:08</dc:date>
    <meta:editing-duration>PT3H21M45S</meta:editing-duration>
    <meta:editing-cycles>87</meta:editing-cycles>
    <meta:generator>LibreOffice/3.5$Linux_X86_64 LibreOffice_project/350m1$Build-2</meta:generator>
    <dc:creator>Michi </dc:creator>
    <meta:document-statistic meta:table-count="2" meta:cell-count="248" meta:object-count="0"/>
  </office:meta>
</office:document-meta>
</file>